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3.0228in"/>
    </style:style>
    <style:style style:name="co3" style:family="table-column">
      <style:table-column-properties fo:break-before="auto" style:column-width="1.1256in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number-columns-repeated="1020" table:default-cell-style-name="Default"/>
        <table:table-row table:style-name="ro3">
          <table:table-cell office:value-type="string">
            <text:p>bankid</text:p>
          </table:table-cell>
          <table:table-cell office:value-type="string">
            <text:p>bankname</text:p>
          </table:table-cell>
          <table:table-cell office:value-type="string">
            <text:p>bankgroupid</text:p>
          </table:table-cell>
          <table:table-cell table:style-name="Default" office:value-type="string">
            <text:p>logo_name</text:p>
          </table:table-cell>
          <table:table-cell table:number-columns-repeated="102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Сбербанк России</text:p>
          </table:table-cell>
          <table:table-cell office:value-type="float" office:value="1">
            <text:p>1</text:p>
          </table:table-cell>
          <table:table-cell office:value-type="string">
            <text:p>sberbank_rossii_logo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Правекс-Банк</text:p>
          </table:table-cell>
          <table:table-cell office:value-type="float" office:value="1">
            <text:p>1</text:p>
          </table:table-cell>
          <table:table-cell office:value-type="string">
            <text:p>praveks_bank_logo</text:p>
          </table:table-cell>
          <table:table-cell table:number-columns-repeated="1020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Дельта</text:p>
          </table:table-cell>
          <table:table-cell office:value-type="float" office:value="1">
            <text:p>1</text:p>
          </table:table-cell>
          <table:table-cell office:value-type="string">
            <text:p>delta_logo</text:p>
          </table:table-cell>
          <table:table-cell table:number-columns-repeated="1020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БМ Банк</text:p>
          </table:table-cell>
          <table:table-cell office:value-type="float" office:value="1">
            <text:p>1</text:p>
          </table:table-cell>
          <table:table-cell office:value-type="string">
            <text:p>bm_bank_logo</text:p>
          </table:table-cell>
          <table:table-cell table:number-columns-repeated="1020"/>
        </table:table-row>
        <table:table-row table:style-name="ro3">
          <table:table-cell office:value-type="float" office:value="5">
            <text:p>5</text:p>
          </table:table-cell>
          <table:table-cell table:style-name="ce1" office:value-type="string">
            <text:p>ВиЭйБи Банк</text:p>
          </table:table-cell>
          <table:table-cell office:value-type="float" office:value="1">
            <text:p>1</text:p>
          </table:table-cell>
          <table:table-cell office:value-type="string">
            <text:p>vieibi_bank_logo</text:p>
          </table:table-cell>
          <table:table-cell table:number-columns-repeated="1020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ФИДОБАНК</text:p>
          </table:table-cell>
          <table:table-cell office:value-type="float" office:value="1">
            <text:p>1</text:p>
          </table:table-cell>
          <table:table-cell office:value-type="string">
            <text:p>fido_bank_logo</text:p>
          </table:table-cell>
          <table:table-cell table:number-columns-repeated="1020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Укринбанк</text:p>
          </table:table-cell>
          <table:table-cell office:value-type="float" office:value="1">
            <text:p>1</text:p>
          </table:table-cell>
          <table:table-cell office:value-type="string">
            <text:p>ukrin_bank_logo</text:p>
          </table:table-cell>
          <table:table-cell table:number-columns-repeated="1020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Креди Агриколь</text:p>
          </table:table-cell>
          <table:table-cell office:value-type="float" office:value="1">
            <text:p>1</text:p>
          </table:table-cell>
          <table:table-cell office:value-type="string">
            <text:p>kredi_agrikol_logo</text:p>
          </table:table-cell>
          <table:table-cell table:number-columns-repeated="102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ОТП Банк</text:p>
          </table:table-cell>
          <table:table-cell office:value-type="float" office:value="1">
            <text:p>1</text:p>
          </table:table-cell>
          <table:table-cell office:value-type="string">
            <text:p>otp_bank_logo</text:p>
          </table:table-cell>
          <table:table-cell table:number-columns-repeated="1020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Платинум</text:p>
          </table:table-cell>
          <table:table-cell office:value-type="float" office:value="1">
            <text:p>1</text:p>
          </table:table-cell>
          <table:table-cell office:value-type="string">
            <text:p>platinum_logo</text:p>
          </table:table-cell>
          <table:table-cell table:number-columns-repeated="1020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Пиреус</text:p>
          </table:table-cell>
          <table:table-cell office:value-type="float" office:value="1">
            <text:p>1</text:p>
          </table:table-cell>
          <table:table-cell office:value-type="string">
            <text:p>pireus_logo</text:p>
          </table:table-cell>
          <table:table-cell table:number-columns-repeated="1020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Укргазпромбанк</text:p>
          </table:table-cell>
          <table:table-cell office:value-type="float" office:value="1">
            <text:p>1</text:p>
          </table:table-cell>
          <table:table-cell office:value-type="string">
            <text:p>ukrgazprom_bank_logo</text:p>
          </table:table-cell>
          <table:table-cell table:number-columns-repeated="1020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ВиЭс Банк</text:p>
          </table:table-cell>
          <table:table-cell office:value-type="float" office:value="1">
            <text:p>1</text:p>
          </table:table-cell>
          <table:table-cell office:value-type="string">
            <text:p>vies_bank_logo</text:p>
          </table:table-cell>
          <table:table-cell table:number-columns-repeated="1020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Альфа Банк</text:p>
          </table:table-cell>
          <table:table-cell office:value-type="float" office:value="1">
            <text:p>1</text:p>
          </table:table-cell>
          <table:table-cell office:value-type="string">
            <text:p>alfa_bank_logo</text:p>
          </table:table-cell>
          <table:table-cell table:number-columns-repeated="1020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Пивденный</text:p>
          </table:table-cell>
          <table:table-cell office:value-type="float" office:value="1">
            <text:p>1</text:p>
          </table:table-cell>
          <table:table-cell office:value-type="string">
            <text:p>pivdennui_logo</text:p>
          </table:table-cell>
          <table:table-cell table:number-columns-repeated="1020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Банк инвестиций и сбережений</text:p>
          </table:table-cell>
          <table:table-cell office:value-type="float" office:value="1">
            <text:p>1</text:p>
          </table:table-cell>
          <table:table-cell office:value-type="string">
            <text:p>bank_investicii_zberegenii_logo</text:p>
          </table:table-cell>
          <table:table-cell table:number-columns-repeated="1020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Диамант</text:p>
          </table:table-cell>
          <table:table-cell office:value-type="float" office:value="1">
            <text:p>1</text:p>
          </table:table-cell>
          <table:table-cell office:value-type="string">
            <text:p>diamant_logo</text:p>
          </table:table-cell>
          <table:table-cell table:number-columns-repeated="1020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БТА Банк</text:p>
          </table:table-cell>
          <table:table-cell office:value-type="float" office:value="1">
            <text:p>1</text:p>
          </table:table-cell>
          <table:table-cell office:value-type="string">
            <text:p>bta_bank_logo</text:p>
          </table:table-cell>
          <table:table-cell table:number-columns-repeated="1020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Актив Банк</text:p>
          </table:table-cell>
          <table:table-cell office:value-type="float" office:value="1">
            <text:p>1</text:p>
          </table:table-cell>
          <table:table-cell office:value-type="string">
            <text:p>aktiv_bank_logo</text:p>
          </table:table-cell>
          <table:table-cell table:number-columns-repeated="1020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Идея Банк</text:p>
          </table:table-cell>
          <table:table-cell office:value-type="float" office:value="1">
            <text:p>1</text:p>
          </table:table-cell>
          <table:table-cell office:value-type="string">
            <text:p>ideya_bank_logo</text:p>
          </table:table-cell>
          <table:table-cell table:number-columns-repeated="1020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Банк Первый</text:p>
          </table:table-cell>
          <table:table-cell office:value-type="float" office:value="1">
            <text:p>1</text:p>
          </table:table-cell>
          <table:table-cell office:value-type="string">
            <text:p>bank_pervui_logo</text:p>
          </table:table-cell>
          <table:table-cell table:number-columns-repeated="1020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АКБ Банк</text:p>
          </table:table-cell>
          <table:table-cell office:value-type="float" office:value="1">
            <text:p>1</text:p>
          </table:table-cell>
          <table:table-cell office:value-type="string">
            <text:p>akb_bank_logo</text:p>
          </table:table-cell>
          <table:table-cell table:number-columns-repeated="1020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Банк Камбио</text:p>
          </table:table-cell>
          <table:table-cell office:value-type="float" office:value="1">
            <text:p>1</text:p>
          </table:table-cell>
          <table:table-cell office:value-type="string">
            <text:p>bank_kambio_logo</text:p>
          </table:table-cell>
          <table:table-cell table:number-columns-repeated="1020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Михайловский</text:p>
          </table:table-cell>
          <table:table-cell office:value-type="float" office:value="1">
            <text:p>1</text:p>
          </table:table-cell>
          <table:table-cell office:value-type="string">
            <text:p>mihailovskii_logo</text:p>
          </table:table-cell>
          <table:table-cell table:number-columns-repeated="1020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Киев</text:p>
          </table:table-cell>
          <table:table-cell office:value-type="float" office:value="1">
            <text:p>1</text:p>
          </table:table-cell>
          <table:table-cell office:value-type="string">
            <text:p>kiev_logo</text:p>
          </table:table-cell>
          <table:table-cell table:number-columns-repeated="1020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Золотые Ворота</text:p>
          </table:table-cell>
          <table:table-cell office:value-type="float" office:value="1">
            <text:p>1</text:p>
          </table:table-cell>
          <table:table-cell office:value-type="string">
            <text:p>zolotue_vorota_logo</text:p>
          </table:table-cell>
          <table:table-cell table:number-columns-repeated="1020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Кредитпромбанк</text:p>
          </table:table-cell>
          <table:table-cell office:value-type="float" office:value="1">
            <text:p>1</text:p>
          </table:table-cell>
          <table:table-cell office:value-type="string">
            <text:p>kreditprom_bank_logo</text:p>
          </table:table-cell>
          <table:table-cell table:number-columns-repeated="1020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Легбанк</text:p>
          </table:table-cell>
          <table:table-cell office:value-type="float" office:value="1">
            <text:p>1</text:p>
          </table:table-cell>
          <table:table-cell office:value-type="string">
            <text:p>legbank_logo</text:p>
          </table:table-cell>
          <table:table-cell table:number-columns-repeated="1020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Авант</text:p>
          </table:table-cell>
          <table:table-cell office:value-type="float" office:value="1">
            <text:p>1</text:p>
          </table:table-cell>
          <table:table-cell office:value-type="string">
            <text:p>avant_logo</text:p>
          </table:table-cell>
          <table:table-cell table:number-columns-repeated="1020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Украинский капитал</text:p>
          </table:table-cell>
          <table:table-cell office:value-type="float" office:value="1">
            <text:p>1</text:p>
          </table:table-cell>
          <table:table-cell office:value-type="string">
            <text:p>ukrainskii_kapital_logo</text:p>
          </table:table-cell>
          <table:table-cell table:number-columns-repeated="1020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Национальные инвестиции</text:p>
          </table:table-cell>
          <table:table-cell office:value-type="float" office:value="1">
            <text:p>1</text:p>
          </table:table-cell>
          <table:table-cell office:value-type="string">
            <text:p>nacionalnue_investicii_logo</text:p>
          </table:table-cell>
          <table:table-cell table:number-columns-repeated="1020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Сич</text:p>
          </table:table-cell>
          <table:table-cell office:value-type="float" office:value="2">
            <text:p>2</text:p>
          </table:table-cell>
          <table:table-cell table:style-name="Default" office:value-type="string">
            <text:p>sich_logo</text:p>
          </table:table-cell>
          <table:table-cell table:number-columns-repeated="1020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Альпари</text:p>
          </table:table-cell>
          <table:table-cell office:value-type="float" office:value="2">
            <text:p>2</text:p>
          </table:table-cell>
          <table:table-cell table:style-name="Default" office:value-type="string">
            <text:p>alpari_logo</text:p>
          </table:table-cell>
          <table:table-cell table:number-columns-repeated="1020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Богуслав</text:p>
          </table:table-cell>
          <table:table-cell office:value-type="float" office:value="2">
            <text:p>2</text:p>
          </table:table-cell>
          <table:table-cell table:style-name="Default" office:value-type="string">
            <text:p>boguslav_logo</text:p>
          </table:table-cell>
          <table:table-cell table:number-columns-repeated="1020"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Велес</text:p>
          </table:table-cell>
          <table:table-cell office:value-type="float" office:value="2">
            <text:p>2</text:p>
          </table:table-cell>
          <table:table-cell table:style-name="Default" office:value-type="string">
            <text:p>veles_logo</text:p>
          </table:table-cell>
          <table:table-cell table:number-columns-repeated="1020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Вернум Банк</text:p>
          </table:table-cell>
          <table:table-cell office:value-type="float" office:value="2">
            <text:p>2</text:p>
          </table:table-cell>
          <table:table-cell table:style-name="Default" office:value-type="string">
            <text:p>vernum_bank_logo</text:p>
          </table:table-cell>
          <table:table-cell table:number-columns-repeated="1020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Глобус</text:p>
          </table:table-cell>
          <table:table-cell office:value-type="float" office:value="2">
            <text:p>2</text:p>
          </table:table-cell>
          <table:table-cell table:style-name="Default" office:value-type="string">
            <text:p>globus_logo</text:p>
          </table:table-cell>
          <table:table-cell table:number-columns-repeated="1020"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Еврогазбанк</text:p>
          </table:table-cell>
          <table:table-cell office:value-type="float" office:value="2">
            <text:p>2</text:p>
          </table:table-cell>
          <table:table-cell table:style-name="Default" office:value-type="string">
            <text:p>evrogaz_bank_logo</text:p>
          </table:table-cell>
          <table:table-cell table:number-columns-repeated="1020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Инвестбанк</text:p>
          </table:table-cell>
          <table:table-cell office:value-type="float" office:value="2">
            <text:p>2</text:p>
          </table:table-cell>
          <table:table-cell table:style-name="Default" office:value-type="string">
            <text:p>invest_bank_logo</text:p>
          </table:table-cell>
          <table:table-cell table:number-columns-repeated="1020"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Интеграл</text:p>
          </table:table-cell>
          <table:table-cell office:value-type="float" office:value="2">
            <text:p>2</text:p>
          </table:table-cell>
          <table:table-cell table:style-name="Default" office:value-type="string">
            <text:p>integral_logo</text:p>
          </table:table-cell>
          <table:table-cell table:number-columns-repeated="1020"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Киевская Русь</text:p>
          </table:table-cell>
          <table:table-cell office:value-type="float" office:value="2">
            <text:p>2</text:p>
          </table:table-cell>
          <table:table-cell table:style-name="Default" office:value-type="string">
            <text:p>kievskaya_rus_logo</text:p>
          </table:table-cell>
          <table:table-cell table:number-columns-repeated="1020"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Коммерческий Индустриальный Банк</text:p>
          </table:table-cell>
          <table:table-cell office:value-type="float" office:value="2">
            <text:p>2</text:p>
          </table:table-cell>
          <table:table-cell table:style-name="Default" office:value-type="string">
            <text:p>komercheskii_industrialnui_bank_logo</text:p>
          </table:table-cell>
          <table:table-cell table:number-columns-repeated="1020"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КомИнвестБанк</text:p>
          </table:table-cell>
          <table:table-cell office:value-type="float" office:value="2">
            <text:p>2</text:p>
          </table:table-cell>
          <table:table-cell table:style-name="Default" office:value-type="string">
            <text:p>kom_invest_bank_logo</text:p>
          </table:table-cell>
          <table:table-cell table:number-columns-repeated="1020"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Контракт</text:p>
          </table:table-cell>
          <table:table-cell office:value-type="float" office:value="2">
            <text:p>2</text:p>
          </table:table-cell>
          <table:table-cell table:style-name="Default" office:value-type="string">
            <text:p>kontrakt_logo</text:p>
          </table:table-cell>
          <table:table-cell table:number-columns-repeated="1020"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Городской Коммерческий Банк</text:p>
          </table:table-cell>
          <table:table-cell office:value-type="float" office:value="2">
            <text:p>2</text:p>
          </table:table-cell>
          <table:table-cell table:style-name="Default" office:value-type="string">
            <text:p>commerce_city_bank_logo</text:p>
          </table:table-cell>
          <table:table-cell table:number-columns-repeated="1020"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Народный Капитал</text:p>
          </table:table-cell>
          <table:table-cell office:value-type="float" office:value="2">
            <text:p>2</text:p>
          </table:table-cell>
          <table:table-cell table:style-name="Default" office:value-type="string">
            <text:p>narodnui_kapital_logo</text:p>
          </table:table-cell>
          <table:table-cell table:number-columns-repeated="1020"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Национальный Кредит</text:p>
          </table:table-cell>
          <table:table-cell office:value-type="float" office:value="2">
            <text:p>2</text:p>
          </table:table-cell>
          <table:table-cell table:style-name="Default" office:value-type="string">
            <text:p>nacionalnui_kredit_logo</text:p>
          </table:table-cell>
          <table:table-cell table:number-columns-repeated="1020"/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ОКСИ БАНК</text:p>
          </table:table-cell>
          <table:table-cell office:value-type="float" office:value="2">
            <text:p>2</text:p>
          </table:table-cell>
          <table:table-cell table:style-name="Default" office:value-type="string">
            <text:p>oksi_bank_logo</text:p>
          </table:table-cell>
          <table:table-cell table:number-columns-repeated="1020"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Полтава-Банк</text:p>
          </table:table-cell>
          <table:table-cell office:value-type="float" office:value="2">
            <text:p>2</text:p>
          </table:table-cell>
          <table:table-cell table:style-name="Default" office:value-type="string">
            <text:p>poltava_bank_logo</text:p>
          </table:table-cell>
          <table:table-cell table:number-columns-repeated="1020"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Радикал</text:p>
          </table:table-cell>
          <table:table-cell office:value-type="float" office:value="2">
            <text:p>2</text:p>
          </table:table-cell>
          <table:table-cell table:style-name="Default" office:value-type="string">
            <text:p>radikal_logo</text:p>
          </table:table-cell>
          <table:table-cell table:number-columns-repeated="1020"/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Регион-банк</text:p>
          </table:table-cell>
          <table:table-cell office:value-type="float" office:value="2">
            <text:p>2</text:p>
          </table:table-cell>
          <table:table-cell table:style-name="Default" office:value-type="string">
            <text:p>region_bank_logo</text:p>
          </table:table-cell>
          <table:table-cell table:number-columns-repeated="1020"/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Рыночные Технологии</text:p>
          </table:table-cell>
          <table:table-cell office:value-type="float" office:value="2">
            <text:p>2</text:p>
          </table:table-cell>
          <table:table-cell table:style-name="Default" office:value-type="string">
            <text:p>runochnue_tehnologii_logo</text:p>
          </table:table-cell>
          <table:table-cell table:number-columns-repeated="1020"/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СП Банк</text:p>
          </table:table-cell>
          <table:table-cell office:value-type="float" office:value="2">
            <text:p>2</text:p>
          </table:table-cell>
          <table:table-cell table:style-name="Default" office:value-type="string">
            <text:p>sp_bank_logo</text:p>
          </table:table-cell>
          <table:table-cell table:number-columns-repeated="1020"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Траст-Капитал</text:p>
          </table:table-cell>
          <table:table-cell office:value-type="float" office:value="2">
            <text:p>2</text:p>
          </table:table-cell>
          <table:table-cell table:style-name="Default" office:value-type="string">
            <text:p>trast_kapital_logo</text:p>
          </table:table-cell>
          <table:table-cell table:number-columns-repeated="1020"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Украинский Профессиональный Банк</text:p>
          </table:table-cell>
          <table:table-cell office:value-type="float" office:value="2">
            <text:p>2</text:p>
          </table:table-cell>
          <table:table-cell table:style-name="Default" office:value-type="string">
            <text:p>ukrainskii_professionalbui_bank_logo</text:p>
          </table:table-cell>
          <table:table-cell table:number-columns-repeated="1020"/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Укргазбанк</text:p>
          </table:table-cell>
          <table:table-cell office:value-type="float" office:value="2">
            <text:p>2</text:p>
          </table:table-cell>
          <table:table-cell table:style-name="Default" office:value-type="string">
            <text:p>ukr_gaz_bank_logo</text:p>
          </table:table-cell>
          <table:table-cell table:number-columns-repeated="1020"/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Укркомунбанк</text:p>
          </table:table-cell>
          <table:table-cell office:value-type="float" office:value="2">
            <text:p>2</text:p>
          </table:table-cell>
          <table:table-cell table:style-name="Default" office:value-type="string">
            <text:p>ukr_komyn_bank_logo</text:p>
          </table:table-cell>
          <table:table-cell table:number-columns-repeated="1020"/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Укрплат</text:p>
          </table:table-cell>
          <table:table-cell office:value-type="float" office:value="2">
            <text:p>2</text:p>
          </table:table-cell>
          <table:table-cell table:style-name="Default" office:value-type="string">
            <text:p>ukr_plat_logo</text:p>
          </table:table-cell>
          <table:table-cell table:number-columns-repeated="1020"/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Финансовый Партнер</text:p>
          </table:table-cell>
          <table:table-cell office:value-type="float" office:value="2">
            <text:p>2</text:p>
          </table:table-cell>
          <table:table-cell table:style-name="Default" office:value-type="string">
            <text:p>finansovui_partner_logo</text:p>
          </table:table-cell>
          <table:table-cell table:number-columns-repeated="1020"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Юнекс</text:p>
          </table:table-cell>
          <table:table-cell office:value-type="float" office:value="2">
            <text:p>2</text:p>
          </table:table-cell>
          <table:table-cell table:style-name="Default" office:value-type="string">
            <text:p>yneks_logo</text:p>
          </table:table-cell>
          <table:table-cell table:number-columns-repeated="1020"/>
        </table:table-row>
      </table:table>
      <table:table table:name="Лист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h</meta:initial-creator>
    <meta:creation-date>2014-10-12T09:41:14</meta:creation-date>
    <dc:date>2014-10-15T10:22:43</dc:date>
    <meta:generator>LibreOffice/3.5$Linux_X86_64 LibreOffice_project/350m1$Build-2</meta:generator>
    <dc:creator>Ubuntu x64</dc:creator>
    <meta:editing-duration>P0D</meta:editing-duration>
    <meta:editing-cycles>1</meta:editing-cycles>
    <meta:document-statistic meta:table-count="3" meta:cell-count="244" meta:object-count="0"/>
    <meta:user-defined meta:name="AppVersion">14.03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